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2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false"/>
    </style:style>
    <style:style style:name="ro3" style:family="table-row">
      <style:table-row-properties style:row-height="0.485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404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automatic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automatic"/>
      <style:paragraph-properties fo:text-align="end" fo:margin-left="0cm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DejaVu Sans" style:language-complex="hi" style:country-complex="IN" fo:language="gl" fo:country="ES" fo:text-shadow="none" fo:font-style="normal" style:text-underline-style="none" style:text-underline-color="font-color" style:language-asian="zh" style:country-asian="CN" style:font-name="Liberation Serif" fo:font-weight="normal" style:text-line-through-type="none" style:text-outline="false" style:text-line-through-mode="continuous" style:font-name-asian="DejaVu Sans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6" office:value-type="string" calcext:value-type="string">
            <text:p>Material necesario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Ligazón</text:p>
          </table:table-cell>
        </table:table-row>
        <table:table-row table:style-name="ro2">
          <table:table-cell office:value-type="string" calcext:value-type="string">
            <text:p><text:span text:style-name="T1">◦</text:span> Raspberry Pi 400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3">
          <table:table-cell office:value-type="string" calcext:value-type="string">
            <text:p><text:span text:style-name="T1">◦</text:span> Pantalla Táctil</text:p>
          </table:table-cell>
          <table:table-cell office:value-type="string" calcext:value-type="string">
            <text:p>Visualiz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1">
          <table:table-cell office:value-type="string" calcext:value-type="string">
            <text:p><text:span text:style-name="T2">◦ </text:span>ESP32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office:value-type="string" calcext:value-type="string">
            <text:p><text:span text:style-name="T1">◦</text:span> ESP32CAM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◦ DHT11</text:p>
          </table:table-cell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◦ Sensor de luz</text:p>
          </table:table-cell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<text:span text:style-name="T1">◦</text:span> Raspberry Pi 400</text:p>
          </table:table-cell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office:value-type="string" calcext:value-type="string">
            <text:p>◦ Botón</text:p>
          </table:table-cell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>
          <table:table-cell office:value-type="string" calcext:value-type="string">
            <text:p>◦ Relé</text:p>
          </table:table-cell>
          <table:table-cell office:value-type="string" calcext:value-type="string">
            <text:p>Actu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2">
          <table:table-cell office:value-type="string" calcext:value-type="string">
            <text:p>◦ Ventilador</text:p>
          </table:table-cell>
          <table:table-cell office:value-type="string" calcext:value-type="string">
            <text:p>Actu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office:value-type="string" calcext:value-type="string">
            <text:p>◦ LED RGB</text:p>
          </table:table-cell>
          <table:table-cell office:value-type="string" calcext:value-type="string">
            <text:p>Actua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◦ Servo</text:p>
          </table:table-cell>
          <table:table-cell office:value-type="string" calcext:value-type="string">
            <text:p>Actu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◦ Zumbador</text:p>
          </table:table-cell>
          <table:table-cell office:value-type="string" calcext:value-type="string">
            <text:p>Actu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3">
          <table:table-cell office:value-type="string" calcext:value-type="string">
            <text:p>◦ LCD ou OLED</text:p>
          </table:table-cell>
          <table:table-cell office:value-type="string" calcext:value-type="string">
            <text:p>Visualiz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4">
          <table:table-cell office:value-type="string" calcext:value-type="string">
            <text:p>◦ Baterías 18650 + indicador carga</text:p>
          </table:table-cell>
          <table:table-cell table:style-name="ce10" office:value-type="string" calcext:value-type="string">
            <text:p>Fuente de alimentación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5">
          <table:table-cell office:value-type="string" calcext:value-type="string">
            <text:p><text:span text:style-name="T1">◦ </text:span>Fuente alimentación </text:p>
          </table:table-cell>
          <table:table-cell table:style-name="ce10" office:value-type="string" calcext:value-type="string">
            <text:p>Fuente de alimentación</text:p>
          </table:table-cell>
          <table:table-cell table:style-name="ce11"/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6">
          <table:table-cell office:value-type="string" calcext:value-type="string">
            <text:p>◦ Fuente de alimentación de 7,5V 1 A</text:p>
          </table:table-cell>
          <table:table-cell table:style-name="ce10" office:value-type="string" calcext:value-type="string">
            <text:p>Fuente de aliment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3">
          <table:table-cell office:value-type="string" calcext:value-type="string">
            <text:p>◦ Cables dupont M-F e F-F</text:p>
          </table:table-cell>
          <table:table-cell office:value-type="string" calcext:value-type="string">
            <text:p>Conect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1:08:20.67528131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0:12:37.902206934</meta:creation-date>
    <dc:date>2023-04-24T12:38:23.078801957</dc:date>
    <meta:editing-duration>PT30M44S</meta:editing-duration>
    <meta:editing-cycles>5</meta:editing-cycles>
    <meta:generator>LibreOffice/6.4.7.2$Linux_X86_64 LibreOffice_project/40$Build-2</meta:generator>
    <meta:document-statistic meta:table-count="1" meta:cell-count="75" meta:object-count="0"/>
  </office:meta>
</office:document-meta>
</file>